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3"/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work 3</text:p>
      <text:p text:style-name="Standard">CS 450</text:p>
      <text:p text:style-name="Standard">Theodore Church</text:p>
      <text:p text:style-name="Standard">G01127117</text:p>
      <text:list xml:id="list1244151985192803589" text:style-name="WW8Num3">
        <text:list-item>
          <text:p text:style-name="P1">Find all the movies (movie_ID) that member “dsmith” watched under the “Kids” profile, and rated (by the profile) higher than 4 stars.</text:p>
        </text:list-item>
      </text:list>
      <text:p text:style-name="Standard"><text:tab/><text:tab/>a. σ <text:span text:style-name="T1">member_ID</text:span>=dsmith^profile_name=kids^rating &gt; 4(watch)</text:p>
      <text:list xml:id="list40495202" text:continue-numbering="true" text:style-name="WW8Num3">
        <text:list-item>
          <text:p text:style-name="P1">Print the names of all actors in the movie titled “The Last Jedi.”</text:p>
          <text:list>
            <text:list-header>
              <text:p text:style-name="P1">a. π <text:s/>first_name,last_name ( σ movie_ID = “The Last Jedi” (Starred_by ⋈ <text:s/>Actor))</text:p>
            </text:list-header>
          </text:list>
        </text:list-item>
        <text:list-item>
          <text:p text:style-name="P1">Find the members (member_ID, first name, last name) who watched the movie titled “The Last Jedi.” <text:s/></text:p>
          <text:list>
            <text:list-header>
              <text:p text:style-name="P1">a. π <text:s/>first_name,last_name ( σ movie_ID = “The Last Jedi” (Watch ⋈ <text:s/>Member))</text:p>
            </text:list-header>
          </text:list>
        </text:list-item>
        <text:list-item>
          <text:p text:style-name="P1">Find the members (member_ID) who watched the movie “The Last Jedi” but not “The Rise of Skywalker.”</text:p>
          <text:list>
            <text:list-header>
              <text:p text:style-name="P1">a. <text:s/>π member_ID (Watch ⋈ w.movie_ID=”w.The Last Jedi” ^ !(w.movie_ID= ”w.The Rise of Skywalker”) Member)</text:p>
            </text:list-header>
          </text:list>
        </text:list-item>
        <text:list-item>
          <text:p text:style-name="P1">Find the members (member_ID) who watched both “The Last Jedi” AND “The Rise of Skywalker”, and rated both movies higher than 4 stars.</text:p>
          <text:list>
            <text:list-header>
              <text:p text:style-name="P1">a. π member_ID (Watch ⋈ w.movie_ID=”w.The Last Jedi” ^ w.movie_ID= ”w.The Rise of Skywalker” ^ w.rating &gt; 4 Member)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4T17:49:32.15</meta:creation-date>
    <meta:document-statistic meta:table-count="0" meta:image-count="0" meta:object-count="0" meta:page-count="1" meta:paragraph-count="14" meta:word-count="168" meta:character-count="1014"/>
    <dc:date>2021-10-14T20:26:34.02</dc:date>
    <meta:editing-duration>PT6M40S</meta:editing-duration>
    <meta:editing-cycles>1</meta:editing-cycles>
    <meta:generator>OpenOffice/4.1.10$Win32 OpenOffice.org_project/4110m2$Build-9807</meta:generator>
  </office:meta>
</office:document-meta>
</file>